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993in" fo:margin-left="0in" fo:margin-top="0in" fo:margin-bottom="0in" table:align="left"/>
    </style:style>
    <style:style style:name="Table1.A" style:family="table-column">
      <style:table-column-properties style:column-width="0.0222in"/>
    </style:style>
    <style:style style:name="Table1.B" style:family="table-column">
      <style:table-column-properties style:column-width="6.4764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2756" style:family="table-row">
      <style:table-row-properties style:min-row-height="0.3576in" fo:keep-together="auto"/>
    </style:style>
    <style:style style:name="Table1.2814" style:family="table-row">
      <style:table-row-properties style:min-row-height="0.7222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Commercial-Roofing-Contractor-Los-Angeles-CA',</text:p>
          </table:table-cell>
        </table:table-row>
        <table:table-row table:style-name="Table1.2">
          <table:table-cell table:style-name="Table1.A1" office:value-type="string">
            <text:p text:style-name="Standard"/>
          </table:table-cell>
          <table:table-cell table:style-name="Table1.A1" office:value-type="string">
            <text:p text:style-name="Standard">InitialPageUuid: 'ad294a5a0296438094938b534616b011',</text:p>
          </table:table-cell>
        </table:table-row>
        <table:table-row table:style-name="Table1.2">
          <table:table-cell table:style-name="Table1.A1" office:value-type="string">
            <text:p text:style-name="Standard"/>
          </table:table-cell>
          <table:table-cell table:style-name="Table1.A1" office:value-type="string">
            <text:p text:style-name="Standard">InitialPageId: '1162611910',</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Q29tbWVyY2lhbC1Sb29maW5nLUNvbnRyYWN0b3ItTG9zLUFuZ2VsZXMtQ0E=',</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Commercial-Roofing-Contractor-Los-Angeles-CA" text:style-name="ListLabel_20_1" text:visited-style-name="ListLabel_20_1"><text:span text:style-name="T1">https://www.aprroofing.com/Commercial-Roofing-Contractor-Los-Angeles-CA</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stylesheet" type="text/cs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WIDGET_CSS/0e6b63073ea2485f2dbcabd8d0cb4b4d.css" text:style-name="ListLabel_20_1" text:visited-style-name="ListLabel_20_1"><text:span text:style-name="T1">https://irp.cdn-website.com/WIDGET_CSS/0e6b63073ea2485f2dbcabd8d0cb4b4d.css</text:span></text:a>" id="widget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Commercial-Roofing-Contractor-Los-Angeles-CA"] #dm [data-show-on-page-only="Commercial-Roofing-Contractor-Los-Angeles-CA"]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3d72e0e8/files/3d72e0e8_1.min.css?v=53" text:style-name="ListLabel_20_1" text:visited-style-name="ListLabel_20_1"><text:span text:style-name="T1">https://irp.cdn-website.com/3d72e0e8/files/3d72e0e8_1.min.css?v=53</text:span></text:a>" id="siteGlobal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362707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4512105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8770184ion-conpa_8770184ainer *.cappa_8770184ion-pa_8770184expa_8770184 *.rpa_8770184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7701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77018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8239601ion-conpa_8239601ainer *.cappa_8239601ion-pa_8239601expa_8239601 *.rpa_8239601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23960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23960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9714682ion-conpa_9714682ainer *.cappa_9714682ion-pa_9714682expa_9714682 *.rpa_9714682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71468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971468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62462776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9909925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78778575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2462776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78197201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909925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9535643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396078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iconB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inli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ic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7690216</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807869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0471794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80822298 *.caption-in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2810011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1410645175ion-con1410645175ainer *.cap1410645175ion-1410645175ex1410645175 *.r1410645175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410645175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410645175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106451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active&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hover&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active&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hover&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tab-label.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486678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solar-cells-on-the-roof-top-of-building-1290643096-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3374698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99348529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3739330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880630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22062115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0190522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32081890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1712419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580905{</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lumbingrepair{</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214620{</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8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8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1655982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69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68104506{</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DamageRestauration{</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88550803{</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3627070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796834909{</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49329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96761254{</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06435171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49584424{</text:p>
          </table:table-cell>
        </table:table-row>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3920707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71206290{</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8013282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4512105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4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7997005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5438336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5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54.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53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4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77018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770184{</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23960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23960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71468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971468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624627764{</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95356433{</text:p>
          </table:table-cell>
        </table:table-row>
        <table:table-row table:style-name="Table1.2">
          <table:table-cell table:style-name="Table1.A1" office:value-type="string">
            <text:p text:style-name="Standard"/>
          </table:table-cell>
          <table:table-cell table:style-name="Table1.A1" office:value-type="string">
            <text:p text:style-name="Standard">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dmforminput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78197201{</text:p>
          </table:table-cell>
        </table:table-row>
        <table:table-row table:style-name="Table1.2">
          <table:table-cell table:style-name="Table1.A1" office:value-type="string">
            <text:p text:style-name="Standard"/>
          </table:table-cell>
          <table:table-cell table:style-name="Table1.A1" office:value-type="string">
            <text:p text:style-name="Standard">width:calc(100% - 150px) !important;</text:p>
          </table:table-cell>
        </table:table-row>
        <table:table-row table:style-name="Table1.2">
          <table:table-cell table:style-name="Table1.A1" office:value-type="string">
            <text:p text:style-name="Standard"/>
          </table:table-cell>
          <table:table-cell table:style-name="Table1.A1" office:value-type="string">
            <text:p text:style-name="Standard">height:61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99099259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63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73.969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dmformsubmit{</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input::placehold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inpu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 select.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9099259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82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36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8778575{</text:p>
          </table:table-cell>
        </table:table-row>
        <table:table-row table:style-name="Table1.2">
          <table:table-cell table:style-name="Table1.A1" office:value-type="string">
            <text:p text:style-name="Standard"/>
          </table:table-cell>
          <table:table-cell table:style-name="Table1.A1" office:value-type="string">
            <text:p text:style-name="Standard">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24627764{</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17690216{</text:p>
          </table:table-cell>
        </table:table-row>
        <table:table-row table:style-name="Table1.2">
          <table:table-cell table:style-name="Table1.A1" office:value-type="string">
            <text:p text:style-name="Standard"/>
          </table:table-cell>
          <table:table-cell table:style-name="Table1.A1" office:value-type="string">
            <text:p text:style-name="Standard">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3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04717942{</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37335002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text{</text:p>
          </table:table-cell>
        </table:table-row>
        <table:table-row table:style-name="Table1.2">
          <table:table-cell table:style-name="Table1.A1" office:value-type="string">
            <text:p text:style-name="Standard"/>
          </table:table-cell>
          <table:table-cell table:style-name="Table1.A1" office:value-type="string">
            <text:p text:style-name="Standard">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7335002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7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 span.pa_9319416expa_9319416{</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81001107{</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2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28895512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57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80822298 *.photoGalleryThumbs *.image-container a{</text:p>
          </table:table-cell>
        </table:table-row>
        <table:table-row table:style-name="Table1.2">
          <table:table-cell table:style-name="Table1.A1" office:value-type="string">
            <text:p text:style-name="Standard"/>
          </table:table-cell>
          <table:table-cell table:style-name="Table1.A1" office:value-type="string">
            <text:p text:style-name="Standard">padding-top:322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80822298 *.photoGalleryThumbs{</text:p>
          </table:table-cell>
        </table:table-row>
        <table:table-row table:style-name="Table1.2">
          <table:table-cell table:style-name="Table1.A1" office:value-type="string">
            <text:p text:style-name="Standard"/>
          </table:table-cell>
          <table:table-cell table:style-name="Table1.A1" office:value-type="string">
            <text:p text:style-name="Standard">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80822298 *.layout-container{</text:p>
          </table:table-cell>
        </table:table-row>
        <table:table-row table:style-name="Table1.2">
          <table:table-cell table:style-name="Table1.A1" office:value-type="string">
            <text:p text:style-name="Standard"/>
          </table:table-cell>
          <table:table-cell table:style-name="Table1.A1" office:value-type="string">
            <text:p text:style-name="Standard">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80822298 *.photoGalleryViewAll{</text:p>
          </table:table-cell>
        </table:table-row>
        <table:table-row table:style-name="Table1.2">
          <table:table-cell table:style-name="Table1.A1" office:value-type="string">
            <text:p text:style-name="Standard"/>
          </table:table-cell>
          <table:table-cell table:style-name="Table1.A1" office:value-type="string">
            <text:p text:style-name="Standard">padding:0 2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4757277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57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2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163.609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3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8895512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34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72399373{</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71498793{</text:p>
          </table:table-cell>
        </table:table-row>
        <table:table-row table:style-name="Table1.2">
          <table:table-cell table:style-name="Table1.A1" office:value-type="string">
            <text:p text:style-name="Standard"/>
          </table:table-cell>
          <table:table-cell table:style-name="Table1.A1" office:value-type="string">
            <text:p text:style-name="Standard">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47896775{</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6707158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41064517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410645175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1410645175{</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410645175 label{</text:p>
          </table:table-cell>
        </table:table-row>
        <table:table-row table:style-name="Table1.2">
          <table:table-cell table:style-name="Table1.A1" office:value-type="string">
            <text:p text:style-name="Standard"/>
          </table:table-cell>
          <table:table-cell table:style-name="Table1.A1" office:value-type="string">
            <text:p text:style-name="Standard">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1410645175{</text:p>
          </table:table-cell>
        </table:table-row>
        <table:table-row table:style-name="Table1.2">
          <table:table-cell table:style-name="Table1.A1" office:value-type="string">
            <text:p text:style-name="Standard"/>
          </table:table-cell>
          <table:table-cell table:style-name="Table1.A1" office:value-type="string">
            <text:p text:style-name="Standard">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width:1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612239979 inpu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410645175.placeholder{</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1064517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image-container{</text:p>
          </table:table-cell>
        </table:table-row>
        <table:table-row table:style-name="Table1.2">
          <table:table-cell table:style-name="Table1.A1" office:value-type="string">
            <text:p text:style-name="Standard"/>
          </table:table-cell>
          <table:table-cell table:style-name="Table1.A1" office:value-type="string">
            <text:p text:style-name="Standard">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11921775 image-container .image{</text:p>
          </table:table-cell>
        </table:table-row>
        <table:table-row table:style-name="Table1.2">
          <table:table-cell table:style-name="Table1.A1" office:value-type="string">
            <text:p text:style-name="Standard"/>
          </table:table-cell>
          <table:table-cell table:style-name="Table1.A1" office:value-type="string">
            <text:p text:style-name="Standard">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1.u_1493073362{</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93073362{</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61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78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48667895{</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439607824{</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68.9757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343.455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28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7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padding-top:91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91px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Commercial-Roofing-Contractor-Los-Angeles-CA"/&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uperior Commercial Roofing Services | APR Roofing | Los Angeles | San Fernando | San Gabriel</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APR Roofing | Commercial roofing services in LA and nearby areas. Protect your business with our durable roofs. Contact us for superior service. Call 661-406-7475."/&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Superior Commercial Roofing Services | APR Roofing | Los Angeles | San Fernando | San Gabriel"/&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APR Roofing | Commercial roofing services in LA and nearby areas. Protect your business with our durable roofs. Contact us for superior service. Call 661-406-7475."/&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APR Roofing | Commercial roofing services in LA and nearby areas. Protect your business with our durable roofs. Contact us for superior service. Call 661-406-7475."/&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Superior Commercial Roofing Services | APR Roofing | Los Angeles | San Fernando | San Gabriel"/&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Commercial-Roofing-Contractor-Los-Angeles-CA"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NavItemSelected dmUDNavigationItem_010101570309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NavItemSelected dmUDNavigationItem_010101570309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Commercial-Roofing-Contractor-Los-Angeles-CA"&gt; &lt;div id="allWrapper" class="allWrapper"&gt;&lt;!-- navigation placeholders --&gt; &lt;div id="dm_content" class="dmContent"&gt; &lt;div dm:templateorder="100" class="dmAboutusRespTmpl mainBorder" id="1683814473"&gt; &lt;div class="innerPageTmplBox dmRespRowsWrapper" id="1396310947"&gt; &lt;div class="u_1018839555 dmRespRow hasBackgroundOverlay dmSectionParallaxNew" style="text-align: center;" id="1018839555"&gt; &lt;div class="dmRespColsWrapper" id="1798004206"&gt; &lt;div class="dmRespCol small-12 medium-12 large-12" id="1882105274"&gt; &lt;div class="u_1647887293 dmNewParagraph" data-element-type="paragraph" id="1647887293" style="transition:opacity 1s ease-in-out 0s;line-height:initial;" data-version="5"&gt; &lt;h1 class="m-text-align-left m-size-35"&gt;&lt;span class="m-font-size-35" style="color: rgb(255, 255, 255); display: initial;"&gt;Commercial Roofing&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691251804"&gt; &lt;div class="dmRespColsWrapper" id="1403193221"&gt; &lt;div class="dmRespCol large-12 medium-12 small-12" id="1517424265"&gt; &lt;div class="u_1493073362 dmNewParagraph" id="1493073362"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size-48 m-size-24" style="line-height: 1.5;"&gt;&lt;span style="color:rgb(236, 25, 29);display:initial;font-family:'Noto Serif', 'Noto Serif Fallback';" class="font-size-48 m-font-size-24" m-font-size-set="true"&gt;Commercial building owners turn to APR Roofing because they know we produce superior, error-free roofing services.!&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748667895 dmNewParagraph" id="1748667895" data-version="5" data-styletopreserve="{" background-image":""}"=""&gt;&lt;p&gt;&lt;span style="display: initial; font-weight: bold;"&gt;Our professionals understand budget and time constraints. They understand that a commercial roof protects employees, customers and inventory, and has to satisfy codes. We also understand that a commercial roof has to be done right the first time as well as expertly maintained.&amp;nbsp;&lt;/span&gt;&lt;/p&gt;&lt;p&gt;&lt;br/&gt;&lt;/p&gt;&lt;p&gt;&lt;span style="display: initial; font-weight: bold;"&gt;Our commercial roofing customers have been well-pleased with our services, and we pledge to continue providing unsurpassed service and maintenance. Contact us and we will work with your business to install a durable roof that will serve you well.&amp;nbsp;&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031469511"&gt; &lt;div class="dmRespColsWrapper" id="1247410121"&gt; &lt;div class="dmRespCol large-12 medium-12 small-12" id="1289665519"&gt; &lt;div class="flex-container dmImageSlider dmNoMargin dmNoMark" data-widget-type="imageSlider" dmle_volatile_widget="true" data-element-type="dSliderId" id="1520180301"&gt; &lt;div class="flexslider ed-version" sliderscriptparams="{'stretch':true,'animation':true,'randomize':false,'directionNav':true,'isAutoPlay':true,'isFade':true,'controlNav':false,'slideshowSpeed':4000,'animationDuration':600,'pausePlay':true}" id="1371526993"&gt; &lt;ul class="slides" id="1552083809"&gt; &lt;li layout="center" position="center" animation="fadeInUp" show-content="true" color-overlay="true" text-background="true" id="1812263442" class="" show-caption="false"&gt;&lt;img dm="true" src="<text:a xlink:type="simple" xlink:href="https://lirp.cdn-website.com/3d72e0e8/dms3rep/multi/opt/IMG_6986-1920w.jpeg" text:style-name="ListLabel_20_1" text:visited-style-name="ListLabel_20_1"><text:span text:style-name="T1">https://lirp.cdn-website.com/3d72e0e8/dms3rep/multi/opt/IMG_6986-1920w.jpeg</text:span></text:a>" id="1571140619" alt="A roof with a lot of holes in it and a blue umbrella in the background." onerror="handleImageLoadError(this)"/&gt; &lt;div class="color-overlay" id="174120037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inner" id="1700791787"&gt; &lt;div class="text-wrapper" id="1068922122"&gt; &lt;h3 class="slide-title u_1633746985" id="1633746985"&gt;Slide title&lt;/h3&gt;</text:p>
          </table:table-cell>
        </table:table-row>
        <table:table-row table:style-name="Table1.2">
          <table:table-cell table:style-name="Table1.A1" office:value-type="string">
            <text:p text:style-name="Standard"/>
          </table:table-cell>
          <table:table-cell table:style-name="Table1.A1" office:value-type="string">
            <text:p text:style-name="Standard">&lt;div class="slide-text richText u_1993485294" id="1993485294"&gt;Write your caption here&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button dmWidget clearfix slide-button-invisible" id="1186642421"&gt; &lt;span class="iconBg" id="1916433412"&gt; &lt;span class="icon hasFontIcon icon-star" id="1843786803"&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159839744"&gt;Button&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layout="center" position="center" animation="fadeInUp" show-content="true" color-overlay="true" text-background="true" id="1469022960" class="" show-caption="false"&gt;&lt;img dm="true" src="<text:a xlink:type="simple" xlink:href="https://lirp.cdn-website.com/3d72e0e8/dms3rep/multi/opt/IMG_6982-1920w.jpeg" text:style-name="ListLabel_20_1" text:visited-style-name="ListLabel_20_1"><text:span text:style-name="T1">https://lirp.cdn-website.com/3d72e0e8/dms3rep/multi/opt/IMG_6982-1920w.jpeg</text:span></text:a>" id="1211931423" alt="A roof with a lot of pieces of metal on it" onerror="handleImageLoadError(this)"/&gt; &lt;div class="color-overlay" id="1482840642"&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inner" id="1259889282"&gt; &lt;div class="text-wrapper" id="1450044494"&gt; &lt;h3 class="slide-title u_1437393301" id="1437393301"&gt;Slide title&lt;/h3&gt;</text:p>
          </table:table-cell>
        </table:table-row>
        <table:table-row table:style-name="Table1.2">
          <table:table-cell table:style-name="Table1.A1" office:value-type="string">
            <text:p text:style-name="Standard"/>
          </table:table-cell>
          <table:table-cell table:style-name="Table1.A1" office:value-type="string">
            <text:p text:style-name="Standard">&lt;div class="slide-text richText u_1888063005" id="1888063005"&gt;Write your caption here&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button dmWidget clearfix slide-button-invisible" id="1448073980"&gt; &lt;span class="iconBg" id="1069732841"&gt; &lt;span class="icon hasFontIcon icon-star" id="1708860155"&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276776015"&gt;Button&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layout="center" position="center" animation="fadeInUp" show-content="true" color-overlay="true" text-background="true" id="1191838204" class="" show-caption="false"&gt;&lt;img dm="true" src="<text:a xlink:type="simple" xlink:href="https://lirp.cdn-website.com/3d72e0e8/dms3rep/multi/opt/IMG_7099-1920w.jpeg" text:style-name="ListLabel_20_1" text:visited-style-name="ListLabel_20_1"><text:span text:style-name="T1">https://lirp.cdn-website.com/3d72e0e8/dms3rep/multi/opt/IMG_7099-1920w.jpeg</text:span></text:a>" id="1571035647" alt="A white roof with a lot of vents on it" onerror="handleImageLoadError(this)"/&gt; &lt;div class="color-overlay" id="1737161001"&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inner" id="1473320562"&gt; &lt;div class="text-wrapper" id="1752207379"&gt; &lt;h3 class="slide-title u_1220621156" id="1220621156"&gt;Slide title&lt;/h3&gt;</text:p>
          </table:table-cell>
        </table:table-row>
        <table:table-row table:style-name="Table1.2">
          <table:table-cell table:style-name="Table1.A1" office:value-type="string">
            <text:p text:style-name="Standard"/>
          </table:table-cell>
          <table:table-cell table:style-name="Table1.A1" office:value-type="string">
            <text:p text:style-name="Standard">&lt;div class="slide-text richText u_1601905225" id="1601905225"&gt;Write your caption here&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button dmWidget clearfix slide-button-invisible" id="1383259689"&gt; &lt;span class="iconBg" id="1886380338"&gt; &lt;span class="icon hasFontIcon icon-star" id="192273885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929736555"&gt;Button&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layout="center" position="center" animation="fadeInUp" show-content="true" color-overlay="true" text-background="true" id="1957557276" class="" show-caption="false"&gt;&lt;img dm="true" src="<text:a xlink:type="simple" xlink:href="https://lirp.cdn-website.com/3d72e0e8/dms3rep/multi/opt/IMG_7062-1920w.jpeg" text:style-name="ListLabel_20_1" text:visited-style-name="ListLabel_20_1"><text:span text:style-name="T1">https://lirp.cdn-website.com/3d72e0e8/dms3rep/multi/opt/IMG_7062-1920w.jpeg</text:span></text:a>" id="1814512961" alt="A white roof with a rope attached to it" onerror="handleImageLoadError(this)"/&gt; &lt;div class="color-overlay" id="1326477307"&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inner" id="1328932434"&gt; &lt;div class="text-wrapper" id="1409888510"&gt; &lt;h3 class="slide-title u_1320818902" id="1320818902"&gt;Slide title&lt;/h3&gt;</text:p>
          </table:table-cell>
        </table:table-row>
        <table:table-row table:style-name="Table1.2">
          <table:table-cell table:style-name="Table1.A1" office:value-type="string">
            <text:p text:style-name="Standard"/>
          </table:table-cell>
          <table:table-cell table:style-name="Table1.A1" office:value-type="string">
            <text:p text:style-name="Standard">&lt;div class="slide-text richText u_1717124194" id="1717124194"&gt;Write your caption here&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lide-button dmWidget clearfix slide-button-invisible" id="1892201244"&gt; &lt;span class="iconBg" id="1271430720"&gt; &lt;span class="icon hasFontIcon icon-star" id="1517470273"&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012182982"&gt;Button&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pa_8770184 dmRespRow" style="text-align: center;" id="pa_8770184"&gt; &lt;div class="dmRespColsWrapper" id="1777923669"&gt; &lt;div class="u_1034459765 dmRespCol small-12 large-7 medium-7" id="1034459765"&gt; &lt;div class="u_1165598229 dmNewParagraph" id="1165598229" style="transition: none 0s ease 0s; display: block;" data-element-type="paragraph" data-version="5"&gt; &lt;h2 class="text-align-left m-size-24" style="line-height: 1.5;"&gt;&lt;span style="display: initial; font-weight: 600;" class="m-font-size-24" m-font-size-set="true"&gt;Does your Business need to be re-roofed?&amp;nbsp;&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828983029 dmNewParagraph" id="1828983029" style="transition: none 0s ease 0s; display: block;" data-version="5"&gt;&lt;p class="text-align-left"&gt;&lt;span style="font-weight: bold; display: initial;"&gt;APR Roofing stays current with all county laws so you can feel confident when you hire us for your Roofing needs.&lt;/span&gt;&lt;/p&gt;&lt;p class="text-align-left"&gt;&lt;span style="display: initial;"&gt;&lt;br/&gt;&lt;/span&gt;&lt;/p&gt;&lt;p class="text-align-left"&gt;&lt;span class="" style="font-weight: bold; display: initial;"&gt;&lt;span style="font-weight: bold; display: initial;"&gt;Wether you need to re-roof your commercial building or just a quick roofing repair, the team at APR Roofing has you covered.&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 &lt;div class="u_1245121050 dmNewParagraph hide-for-large hide-for-medium" id="1245121050" style="transition: none 0s ease 0s; display: block;" data-version="5"&gt; &lt;ul class="defaultList"&gt;&lt;li class="text-align-left"&gt;&lt;strong style="display: initial; font-weight: bold;"&gt;New Roof&lt;/strong&gt;&lt;/li&gt;&lt;li class="text-align-left"&gt;&lt;span style="display: initial; font-weight: bold;"&gt;Roof Repair&lt;/span&gt;&lt;/li&gt;&lt;li class="text-align-left"&gt;&lt;span style="display: initial; font-weight: bold;"&gt;Roof Inspections&lt;/span&gt;&lt;/li&gt;&lt;li class="text-align-left"&gt;&lt;span style="display: initial; font-weight: bold;"&gt;Re-Roofing&lt;/span&gt;&lt;/li&gt;&lt;/ul&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379970057 dmRespRow hide-for-small" id="1379970057"&gt; &lt;div class="dmRespColsWrapper" id="1144255557"&gt; &lt;div class="u_1949812567 dmRespCol small-12 large-2 medium-2" id="1949812567"&gt; &lt;div class="u_1849584424 graphicWidget" data-element-type="graphic" data-widget-type="graphic" id="1849584424"&gt; &lt;svg xmlns="http://www.w3.org/2000/svg" viewbox="0 0 1792 1792" id="1750331410" class="svg u_1750331410" data-icon-name="fa-check"&gt; &lt;title id="1935099805"&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29257133 dmRespCol small-12 large-4 medium-4" id="1229257133"&gt; &lt;div class="u_1939207077 dmNewParagraph" data-element-type="paragraph" data-version="5" id="1939207077" style="transition: opacity 1s ease-in-out 0s;"&gt;&lt;p&gt;&lt;span style="display: unset; font-weight: bold; color: rgb(0, 0, 0);"&gt;New 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22921615 dmRespCol small-12 large-2 medium-2" id="1822921615"&gt; &lt;div class="u_1171206290 graphicWidget" data-element-type="graphic" data-widget-type="graphic" id="1171206290"&gt; &lt;svg xmlns="http://www.w3.org/2000/svg" viewbox="0 0 1792 1792" id="1702546719" class="svg u_1702546719" data-icon-name="fa-check"&gt; &lt;title id="1159559796"&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25234367 dmRespCol small-12 large-4 medium-4" id="1625234367"&gt; &lt;div class="u_1580132824 dmNewParagraph" data-element-type="paragraph" data-version="5" id="1580132824" style="transition: none 0s ease 0s; text-align: left; display: block;"&gt;&lt;p&gt;&lt;span style="color: rgb(0, 0, 0); font-weight: bold; display: unset;"&gt;Roof Repair&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54383367 dmRespRow hide-for-small" id="1054383367"&gt; &lt;div class="dmRespColsWrapper" id="1688736770"&gt; &lt;div class="u_1550636787 dmRespCol small-12 large-2 medium-2" id="1550636787"&gt; &lt;div class="u_1796834909 graphicWidget" data-element-type="graphic" data-widget-type="graphic" id="1796834909"&gt; &lt;svg xmlns="http://www.w3.org/2000/svg" viewbox="0 0 1792 1792" id="1953682718" class="svg u_1953682718" data-icon-name="fa-check"&gt; &lt;title id="1478591533"&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86567288 dmRespCol small-12 large-4 medium-4" id="1686567288"&gt; &lt;div class="u_1937493294 dmNewParagraph" data-element-type="paragraph" data-version="5" id="1937493294" style="transition: opacity 1s ease-in-out 0s;"&gt;&lt;p&gt;&lt;span style="color: rgb(0, 0, 0); font-weight: bold; display: unset;"&gt;Roof Inspections&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55401678 dmRespCol small-12 large-2 medium-2" id="1855401678"&gt; &lt;div class="u_1896761254 graphicWidget" data-element-type="graphic" data-widget-type="graphic" id="1896761254"&gt; &lt;svg xmlns="http://www.w3.org/2000/svg" viewbox="0 0 1792 1792" id="1387300599" class="svg u_1387300599" data-icon-name="fa-check"&gt; &lt;title id="1317430981"&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535345001 dmRespCol small-12 large-4 medium-4" id="1535345001"&gt; &lt;div class="u_1064351718 dmNewParagraph" data-element-type="paragraph" data-version="5" id="1064351718" style="transition: none 0s ease 0s; text-align: left; display: block;"&gt;&lt;p&gt;&lt;span style="color: rgb(0, 0, 0); font-weight: bold; display: unset;"&gt;Re-Roofing&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68104506 dmRespCol small-12 large-5 medium-5" id="1868104506"&gt; &lt;div class="dmRespRow u_1624627764" id="1624627764" data-anchor="quote"&gt; &lt;div class="dmRespColsWrapper" id="1964111424"&gt; &lt;div class="dmRespCol small-12 medium-12 large-12 u_1495356433" id="1495356433" data-anim-extended="eyJkZXNrdG9wIjp7InRyaWdnZXIiOiJlbnRyYW5jZSIsImFuaW1hdGlvbiI6InJvbGxJbkNvbWJvIiwiZHVyYXRpb24iOjMsImRlbGF5IjowLCJpbnRlbnNpdHkiOjEsInJldmVyc2UiOmZhbHNlLCJkaXIiOiJyaWdodCJ9fQ==" data-anim-desktop="rollInCombo"&gt; &lt;div class="u_1278197201 graphicWidget" data-element-type="graphic" data-widget-type="graphic" id="1278197201"&gt; &lt;svg id="1224948695" data-name="Layer 4" xmlns="http://www.w3.org/2000/svg" viewbox="0 0 172 173.87" class="svg u_1224948695" data-icon-custom="true" data-icon-name="estimated_quoteArtboard 3.svg"&gt; &lt;title id="1731743024"&gt;A black and white icon of a computer with a dollar sign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27.13,72.4q0,28.11,0,56.22a26.62,26.62,0,0,1-.22,4.38c-.38,2.32-1.61,3.66-4.24,3.66q-36.44-.07-72.87,0a4,4,0,0,1-4.34-3.59,19.38,19.38,0,0,1-.23-3.74q0-57,0-114a20.39,20.39,0,0,1,.11-3.13c.39-2.56,1.56-4.06,4.55-4q36.42.12,72.86,0c2.66,0,3.85,1.29,4.18,3.65a30.45,30.45,0,0,1,.2,4.38Q127.15,44.29,127.13,72.4ZM49,72.34c0,19,.05,37.9,0,56.85,0,2.74.54,3.74,3.57,3.73q33.77-.21,67.53,0c2.51,0,3.44-.53,3.43-3.24q-.12-57.33,0-114.65c0-2.7-.92-3.29-3.44-3.28q-33.76.13-67.53,0c-3.06,0-3.57,1.07-3.56,3.78C49,34.44,49,53.39,49,72.34Z" id="1741622609"&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36.43,120.12c0-7.54,0-15.08,0-22.62,0-3.78.7-4.25,4.3-3,7.59,2.69,15.14,5.47,22.76,8,2.44.83,3,2,2.37,4.45-5.29,19.91-11.81,39.44-18,59.08-.63,2-1.78,2.37-3.57,1.88L97.7,155.42c-2-.53-2.54-1.65-1.76-3.52a8.52,8.52,0,0,0,.26-.9c1.64-5.06,1.64-5.06,6.86-5.06,10.26,0,20.53-.06,30.79,0,2,0,2.66-.55,2.63-2.62C136.37,135.62,136.43,127.87,136.43,120.12Zm3.76,3.56q0,11,0,22c0,3.92-.13,4-4.12,4q-16.65,0-33.31,0c-1.18,0-2.38-.12-2.65,1.45s1.17,1.3,1.88,1.49c13.52,3.7,27.06,7.3,40.57,11,1.38.37,2.08.3,2.54-1.19,5.63-18.06,11.66-36,16.53-54.3.42-1.61.07-2.16-1.44-2.68q-8.9-3-17.71-6.36c-1.85-.69-2.34-.34-2.32,1.62C140.24,108.39,140.19,116,140.19,123.68Z" id="1010391130"&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35.88,87.19c0,10.67-.06,21.35,0,32,0,2.24-.68,3.39-2.85,4.11-9.27,3.07-7.64,3.35-10.25-5.09-5.4-17.46-10.59-35-16-52.46-.89-2.87-.55-4.31,2.5-5.41,7.37-2.66,14.6-5.68,21.89-8.55,4.06-1.59,4.67-1.15,4.68,3.35Zm-3.76.59c0-9.84,0-19.68,0-29.51,0-2.12-.31-2.79-2.56-1.84Q21.38,59.91,13,63c-2.13.78-2.55,1.66-1.87,3.89,5.24,17,10.3,34,15.51,51,.34,1.09-.14,3.36,2.36,2.84,2.15-.45,3.27-1.38,3.22-4C32,107,32.12,97.4,32.12,87.78Z" id="106497948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3,80.73A1.92,1.92,0,0,1,88,83.1c-.5,2.87,1,3.79,3.49,4.33,1.64.36,4.57.31,3.75,3s-3.18.9-4.81.39c-2.58-.79-5.07-1.24-7.6.11a3.48,3.48,0,0,0-2.13,3.22A3.19,3.19,0,0,0,82.8,97c1.15.5,2.34.89,3.52,1.3,1.39.48,2.83.82,4.16,1.43,2.83,1.3,4.9,3.36,4.94,6.66a6.77,6.77,0,0,1-4.8,6.69c-2,.73-3,1.62-2.62,3.79.19,1.3,0,2.74-1.73,2.76-1.88,0-2.15-1.5-2-2.91.31-2.22-.92-2.92-2.73-3.33a19.36,19.36,0,0,1-3.59-1.1,1.81,1.81,0,0,1,1.14-3.43,28,28,0,0,1,3,.89,10.28,10.28,0,0,0,5,.48c2.22-.32,4.29-1.06,4.55-3.53s-1.92-3.24-3.79-3.94c-2.06-.76-4.23-1.22-6.24-2.09C78.83,99.48,77,97.36,77,94.19a6.67,6.67,0,0,1,4.54-6.56c2.24-.82,3.17-1.95,2.82-4.31A2.16,2.16,0,0,1,86.13,80.73Z" id="153421328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1,67.7H62.29c-.83,0-1.67,0-2.5-.07A1.6,1.6,0,0,1,58.18,66a1.72,1.72,0,0,1,1.56-2,30.17,30.17,0,0,1,3.43-.12h47.65c1.47,0,3.28,0,3.19,2-.07,1.81-1.75,1.77-3.13,1.77Z" id="1509832587"&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5.75,28.52q-12.23,0-24.45,0c-1.34,0-3,.27-3.1-1.69s1.56-2.1,3.11-2.1h49.54c1.54,0,3.26.11,3.16,2.09-.09,1.78-1.78,1.71-3.18,1.71Z" id="176765961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2,37.83h24.14c1.47,0,3.35-.21,3.42,1.77.08,2.26-1.91,2-3.47,2H61.6c-1.41,0-3.31.4-3.38-1.73-.07-2.3,1.86-2.05,3.44-2.05Z" id="173235114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1,50.92h24.17c1.45,0,3.37-.26,3.41,1.76,0,2.21-1.95,2-3.52,2H61.81c-.42,0-.84,0-1.25,0-1.24-.13-2.35-.52-2.32-2s1.17-1.77,2.43-1.77H86.41Z" id="1900470539"&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90992598 dmNewParagraph" data-element-type="paragraph" id="1990992598" style="transition: opacity 1s ease-in-out 0s; text-align: center;" data-version="5"&gt; &lt;h2 class="text-align-center"&gt;&lt;span style="display: initial; font-weight: 500;"&gt;Get a quote&lt;/span&gt;&lt;span style="display: initial;"&gt;&lt;br/&gt;&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778778575 dmform default native-inputs" data-element-type="dContactUsRespId" id="1778778575" data-layout="layout-3" captcha="true" data-captcha-position="bottomleft"&gt; &lt;h3 class="dmform-title dmwidget-title" id="1025368961" hide="true"&gt;Contact Us&lt;/h3&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wrapper" id="1710516166" captcha-lang="en"&gt; &lt;form method="post" class="dmRespDesignRow" locale="ENGLISH" id="1706175682"&gt; &lt;div class="dmforminput required small-12 dmRespDesignCol medium-12 large-12" id="1405284687"&gt; &lt;label for="1593426826" id="1917559100" class="" data-dm-for="dmform-0"&gt;Nam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xt" class="" name="dmform-0" id="1593426826"/&gt;&lt;input type="hidden" name="label-dmform-0" value="Name" id="1692078097"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725529334"&gt; &lt;label for="1353734862" id="1825918869" class="" data-dm-for="dmform-1"&gt;Email&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email" class="" name="dmform-1" id="1353734862"/&gt;&lt;input type="hidden" name="label-dmform-1" value="Email" id="1131690322"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413279701"&gt; &lt;label for="1109376061" id="1805615817" class="" data-dm-for="dmform-2"&gt;Phon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l" class="" name="dmform-2" id="1109376061"/&gt;&lt;input type="hidden" name="label-dmform-2" value="Phone" id="1846222574"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small-12 dmRespDesignCol medium-12 large-12" id="1560038042"&gt; &lt;label for="1101589203" id="1918522027" class="" data-dm-for="dmform-4"&gt;What services do you need?&lt;/label&gt;</text:p>
          </table:table-cell>
        </table:table-row>
        <table:table-row table:style-name="Table1.2">
          <table:table-cell table:style-name="Table1.A1" office:value-type="string">
            <text:p text:style-name="Standard"/>
          </table:table-cell>
          <table:table-cell table:style-name="Table1.A1" office:value-type="string">
            <text:p text:style-name="Standard">&lt;select name="dmform-4" id="1101589203"&gt; &lt;option selected="" disabled="" hidden="" value="" id="1373166077"&gt;&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151371206"&gt;Option 1&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985394573"&gt;Option 2&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847316742"&gt;Option 3&lt;/option&gt;</text:p>
          </table:table-cell>
        </table:table-row>
        <table:table-row table:style-name="Table1.2">
          <table:table-cell table:style-name="Table1.A1" office:value-type="string">
            <text:p text:style-name="Standard"/>
          </table:table-cell>
          <table:table-cell table:style-name="Table1.A1" office:value-type="string">
            <text:p text:style-name="Standard">&lt;/select&gt;</text:p>
          </table:table-cell>
        </table:table-row>
        <table:table-row table:style-name="Table1.2">
          <table:table-cell table:style-name="Table1.A1" office:value-type="string">
            <text:p text:style-name="Standard"/>
          </table:table-cell>
          <table:table-cell table:style-name="Table1.A1" office:value-type="string">
            <text:p text:style-name="Standard">&lt;input type="hidden" name="label-dmform-4" value="What services do you need?" id="1937249017" class=""/&gt;&lt;/div&gt;</text:p>
          </table:table-cell>
        </table:table-row>
        <table:table-row table:style-name="Table1.2">
          <table:table-cell table:style-name="Table1.A1" office:value-type="string">
            <text:p text:style-name="Standard"/>
          </table:table-cell>
          <table:table-cell table:style-name="Table1.A1" office:value-type="string">
            <text:p text:style-name="Standard">&lt;span id="1797212231" class="dmWidgetClear"&gt;&lt;/span&gt;</text:p>
          </table:table-cell>
        </table:table-row>
        <table:table-row table:style-name="Table1.2">
          <table:table-cell table:style-name="Table1.A1" office:value-type="string">
            <text:p text:style-name="Standard"/>
          </table:table-cell>
          <table:table-cell table:style-name="Table1.A1" office:value-type="string">
            <text:p text:style-name="Standard">&lt;span id="1339042404" class="dmWidgetClear"&gt;&lt;/span&gt;</text:p>
          </table:table-cell>
        </table:table-row>
        <table:table-row table:style-name="Table1.2756">
          <table:table-cell table:style-name="Table1.A1" office:value-type="string">
            <text:p text:style-name="Standard"/>
          </table:table-cell>
          <table:table-cell table:style-name="Table1.A1" office:value-type="string">
            <text:p text:style-name="Standard">&lt;div class="dmformsubmit dmWidget R" id="1607633578"&gt;&lt;input class="" name="submit" type="submit" value="Submit →" id="1256312547"/&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input name="dmformsendto" type="hidden" value="O0wrseIfFLvCnETgLcwFK8wBxC67WF1hCmgxIdbnQJ4DEJCSlrMvBK5tTSDeMCtqZKiiOt24XmE=" id="1437319540" class="" data-dec="true"/&gt;&lt;input class="dmActionInput" type="hidden" name="action" value="/_dm/s/rt/widgets/dmform.submit.jsp" id="1462381710"/&gt;&lt;input name="dmformsubject" type="hidden" value="Quote Request From Website" id="1115580054" class="" data-email-subject="Quote Request From Website"/&gt;&lt;input name="dmformfrom" type="hidden" value="" id="1439421140"/&gt;&lt;input name="dmformsubmitparams" type="hidden" value="8mpKnCSiNQXK/d9M7IDrS21iaGO90EYxa9J5jKUIxiBMCNWdFH9VJBNVAexsfANZrhpU2pYWFBc1R2UM4gKuX68/dPwIlm9+QDRtDq/+BN32LQ8iMz3RKVQFwIuKCWVJeD9uRzuYcCZHp+xqQKMVTPGbIdhUGxMfGRPh5G/JmgMYayzTbeYuWHNdsA+Qll9nY2wFe1G35JVh/dUn/kjiRxRAHg1n0KYvyrmbdQksjyJ/ug7VzLAbWGZxyWcyj2nP" data-dec="true"/&gt;&lt;input type="hidden" name="page_uuid" value="ad294a5a0296438094938b534616b011"/&gt;&lt;/form&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success" style="display:none" id="1965412394"&gt;Thank you for contacting us.&lt;br id="1633972842"/&gt;We will get back to you as soon as possible.&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error" style="display:none" id="1468180471"&gt;Oops, there was an error sending your message.&lt;br id="1228540082"/&gt;Please try again later.&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71498793 dmRespRow" id="1071498793"&gt; &lt;div class="dmRespColsWrapper" id="1755416544"&gt; &lt;div class="u_1372399373 dmRespCol small-12 large-6 medium-6" id="1372399373"&gt; &lt;div class="u_1480822298 dmPhotoGallery newPhotoGallery dmPhotoGalleryResp photo-gallery-done text-layout-over captionAlignment-center_center photoGallery" galleryoptionsparams="{thumbnailsPerRow: 3, rowsToShow: 3, imageScaleMethod: true}" data-desktop-layout="square" data-desktop-columns="2" data-element-type="dPhotoGalleryId" data-desktop-text-layout="over" id="1480822298" data-rows-to-show="100" data-image-hover-effect="zoomout" data-desktop-caption-alignment="center_center" data-placeholder="false" data-mobile-columns="1"&gt; &lt;ul class="dmPhotoGalleryHolder clearfix gallery shadowEffectToChildren gallery4inArow" id="1362986591"&gt;&lt;/ul&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container square"&gt; &lt;div class="photogallery-row " data-index=""&gt; &lt;div class="photogallery-column column-2" data-index="0"&gt; &lt;div index="0" class="photoGalleryThumbs animated " id="1765171020" data-index="0"&gt; &lt;div class="thumbnailInnerWrapper" style="opacity: 1;"&gt; &lt;div class="image-container revealed"&gt; &lt;a data-dm-multisize-attr="temp" data-dm-force-device="mobile" class="u_1865411683" data-image-url="https://irp.cdn-website.com/3d72e0e8/dms3rep/multi/stock-photo-a-man-in-a-hard-hat-holding-a-clipboard-standing-on-the-steps-of-an-old-rundown-house-2048290685.jpg" style="background-image: url('https://lirp.cdn-website.com/3d72e0e8/dms3rep/multi/opt/stock-photo-a-man-in-a-hard-hat-holding-a-clipboard-standing-on-the-steps-of-an-old-rundown-house-2048290685-640w.jpg');"&gt;&lt;img data-src="https://lirp.cdn-website.com/3d72e0e8/dms3rep/multi/opt/stock-photo-a-man-in-a-hard-hat-holding-a-clipboard-standing-on-the-steps-of-an-old-rundown-house-2048290685-1920w.jpg" alt="A man in a hard hat and orange vest is standing on a roof holding a clipboar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870267550" class="caption-container u_1870267550" style="display:none"&gt; &lt;span class="caption-inner"&gt; &lt;a id="1607339137" class="caption-button dmWidget clearfix u_1607339137"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hotogallery-column column-2" data-index="1"&gt; &lt;div index="1" class="photoGalleryThumbs animated " id="1855588296" data-index="1"&gt; &lt;div class="thumbnailInnerWrapper" style="opacity: 1;"&gt; &lt;div class="image-container revealed"&gt; &lt;a data-dm-multisize-attr="temp" data-dm-force-device="mobile" class="u_1677376529" data-image-url="https://irp.cdn-website.com/3d72e0e8/dms3rep/multi/stock-photo-roof-repair-worker-with-yellow-gloves-replacing-red-tiles-or-shingles-on-house-with-blue-sky-as-126751889.jpg" style="background-image: url('https://lirp.cdn-website.com/3d72e0e8/dms3rep/multi/opt/stock-photo-roof-repair-worker-with-yellow-gloves-replacing-red-tiles-or-shingles-on-house-with-blue-sky-as-126751889-640w.jpg');"&gt;&lt;img data-src="https://lirp.cdn-website.com/3d72e0e8/dms3rep/multi/opt/stock-photo-roof-repair-worker-with-yellow-gloves-replacing-red-tiles-or-shingles-on-house-with-blue-sky-as-126751889-1920w.jpg" alt="A man wearing yellow gloves is laying a red tile on a roof."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687578685" class="caption-container u_1687578685" style="display:none"&gt; &lt;span class="caption-inner"&gt; &lt;a id="1421755725" class="caption-button dmWidget clearfix u_1421755725"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90239058 dmRespCol small-12 large-6 medium-6" id="1090239058"&gt; &lt;div class="u_1288955125 dmNewParagraph" id="1288955125" style="transition: opacity 1s ease-in-out; display: block;" data-element-type="paragraph" data-version="5"&gt; &lt;h2 class="text-align-left m-size-24" style="line-height: 1.5;"&gt;&lt;span style="display: initial; font-weight: 600;" class="m-font-size-24" m-font-size-set="true"&gt;New Roof, Leaky Roof? We Have You Covered!&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281001107 dmNewParagraph" id="1281001107" style="transition: none; display: block;" data-version="5"&gt;&lt;p class="text-align-left"&gt;&lt;span style="display: initial; font-weight: bold;"&gt;We are dedicated to giving your fast, friendly and reliable service. We offer services every day of the week, at the time that's best for you.&lt;/span&gt;&lt;/p&gt;&lt;/div&gt; &lt;a data-display-type="block" class="u_1447572770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447572770"&gt; &lt;span class="iconBg" id="1711287297"&gt; &lt;span class="icon hasFontIcon icon-star" id="1588809633"&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017881702"&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404717942" id="1404717942"&gt; &lt;div class="dmRespColsWrapper" id="1824747966"&gt; &lt;div class="u_1017690216 dmRespCol small-12 medium-6 large-6" id="1017690216"&gt; &lt;div class="u_1373350022 dmNewParagraph" data-element-type="paragraph" id="1373350022" background-image="" :="" style="line-height:initial;" data-version="5"&gt; &lt;h2&gt;&lt;span style="display: initial; color: rgb(255, 255, 255);"&gt;Need a Roofing Contractor?&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80786995 dmRespCol small-12 medium-6 large-6" id="1280786995"&gt; &lt;a class="u_1439607824 default dmDefaultGradient align-center dmCall voipReplacement dmWidget dmNoMark dmWwr" href="tel:661-406-7475" contenteditable="false" onclick=";return dm_gaq_push_event('ClickToCall', 'Call',null,'3d72e0e8', this);" id="1439607824"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10645175 dmRespRow mobile-columns-reversed" style="text-align: center;" id="1410645175"&gt; &lt;div class="dmRespColsWrapper" id="1276524465"&gt; &lt;div class="u_1647896775 dmRespCol small-12 medium-12 large-12" id="1647896775"&gt; &lt;span id="1973117223"&gt;&lt;/span&gt;</text:p>
          </table:table-cell>
        </table:table-row>
        <table:table-row table:style-name="Table1.2">
          <table:table-cell table:style-name="Table1.A1" office:value-type="string">
            <text:p text:style-name="Standard"/>
          </table:table-cell>
          <table:table-cell table:style-name="Table1.A1" office:value-type="string">
            <text:p text:style-name="Standard">&lt;div class="u_1267071580 dmNewParagraph" data-element-type="paragraph" id="1267071580" style="transition: none 0s ease 0s; display: block;" data-version="5"&gt; &lt;h2 class="m-text-align-center text-align-left"&gt;&lt;span style="font-weight: 600; display: initial;"&gt;Professional Inspections&lt;/span&gt;&lt;/h2&gt;</text:p>
          </table:table-cell>
        </table:table-row>
        <table:table-row table:style-name="Table1.2814">
          <table:table-cell table:style-name="Table1.A1" office:value-type="string">
            <text:p text:style-name="Standard"/>
          </table:table-cell>
          <table:table-cell table:style-name="Table1.A1" office:value-type="string">
            <text:p text:style-name="Standard">&lt;/div&gt; &lt;div class="widget-7b2ba5 u_1911921775 dmCustomWidget" data-lazy-load="" data-title="" id="1911921775" dmle_extension="custom_extension" data-element-type="custom_extension" icon="false" surround="false" data-widget-id="7b2ba547771b4d4db17e3e2b9f0abd0c" data-widget-version="222" data-widget-config="eyJ0YWJzIjpbeyJpbWFnZSI6Imh0dHBzOi8vaXJwLmNkbi13ZWJzaXRlLmNvbS8zZDcyZTBlOC9kbXMzcmVwL211bHRpL3N0b2NrLXBob3RvLWEtbWFuLWluLWEtaGFyZC1oYXQtaG9sZGluZy1hLWNsaXBib2FyZC1zdGFuZGluZy1vbi10aGUtc3RlcHMtb2YtYW4tb2xkLXJ1bmRvd24taG91c2UtMjA0ODI5MDY4NS5qcGciLCJpdGVtTGFiZWwiOiJBc3Nlc3MiLCJoZWFkaW5nVHlwZSI6Img0IiwiaXRlbVRpdGxlIjoiUHJvZmVzc2lvbmFsIGFzc2Vzc21lbnQiLCJpdGVtRGVzYyI6IjxwIGNsYXNzPVwicnRlQmxvY2tcIj5XZSB1bmRlcnN0YW5kIHRoYXQgZWFjaCBwcm9qZWN0IGlzIHVuaXF1ZSBhbmQgY2FycmllcyBpdHMgb3duIHVuaXF1ZSBvYnN0YWNsZXMuwqA8L3A+PGJyPjxwIGNsYXNzPVwicnRlQmxvY2tcIj5UaGF0JiN4Mjc7cyB3aHkgd2UgcGF5IGV4dHJhIGF0dGVudGlvbiB0byBlYWNoIHByb2plY3Qgc28gd2UgY2FuIHByb3ZpZGUgeW91IHdpdGggYSBmdWxsIHVuZGVyc3RhbmRpbmcgb2Ygd2hhdCB3aWxsIGJlIHJlcXVpcmVkIHRvIGNvbXBsZXRlIHRoZSBqb2IuPC9wPiIsInNob3dCdG4iOnRydWUsInRleHRPbkxpbmsiOiJCb29rIGEgc2VydmljZSDihpIifSx7ImltYWdlIjoiaHR0cHM6Ly9pcnAuY2RuLXdlYnNpdGUuY29tLzNkNzJlMGU4L2RtczNyZXAvbXVsdGkvc3RvY2stcGhvdG8tY29uc3RydWN0aW9uLXdvcmtlci13ZWFyaW5nLXNhZmV0eS1oYXJuZXNzLWFuZC1zYWZldHktbGluZS13b3JraW5nLW9uLWEtbWV0YWwtaW5kdXN0cnktcm9vZi1uZXctMTAyNDAwMTcyNS03ZTMyOGI3YS5qcGciLCJpdGVtTGFiZWwiOiJFc3RpbWF0ZSIsImhlYWRpbmdUeXBlIjoiaDQiLCJpdGVtVGl0bGUiOiJDb21wZXRpdGl2ZSByYXRlcyIsIml0ZW1EZXNjIjoiPHAgY2xhc3M9XCJydGVCbG9ja1wiPkFmdGVyIHdlIGNvbXBsZXRlIHRoZSBhc3Nlc3NtZW50IHdlIHdpbGwgZ28gb3ZlciB3aXRoIHlvdSBhbGwgdGhlIGRldGFpbHMgYW5kIHByb3ZpZGUgeW91IHdpdGggYW4gZXN0aW1hdGUgb2Ygd2hhdCB3ZSBleHBlY3QgaXQgd2lsbCB0YWtlIHRvIGNvbXBsZXRlIHRoZSBwcm9qZWN0LsKgPC9wPiIsInNob3dCdG4iOnRydWUsInRleHRPbkxpbmsiOiJCb29rIGEgc2VydmljZSDihpIifSx7ImltYWdlIjoiaHR0cHM6Ly9pcnAuY2RuLXdlYnNpdGUuY29tLzNkNzJlMGU4L2RtczNyZXAvbXVsdGkvc3RvY2stcGhvdG8tcm9vZi1yZXBhaXItd29ya2VyLXdpdGgteWVsbG93LWdsb3Zlcy1yZXBsYWNpbmctcmVkLXRpbGVzLW9yLXNoaW5nbGVzLW9uLWhvdXNlLXdpdGgtYmx1ZS1za3ktYXMtMTI2NzUxODg5LmpwZyIsIml0ZW1MYWJlbCI6IlJlcGFpciIsImhlYWRpbmdUeXBlIjoiaDQiLCJpdGVtVGl0bGUiOiJHdWFyYW50ZWVkIHNhdGlzZmFjdGlvbiIsIml0ZW1EZXNjIjoiPHAgY2xhc3M9XCJydGVCbG9ja1wiPlNvbWV0aW1lcyBiZWZvcmUgd2UgY2FuIHN0YXJ0IG9uIHdoYXQgd291bGQgYmUgdGhlIGZpbmFsIGNvbXBsZXRpb24gb2YgeW91ciBwcm9qZWN0IHdlIG1heSBoYXZlIHRvIGZvY3VzIG9uIHJlcGFpcmluZyB0aGUgZm91bmRhdGlvbiBvZiB3aGF0IHdlIGFyZSB3b3JraW5nIHdpdGguwqA8L3A+PGJyPjxwIGNsYXNzPVwicnRlQmxvY2tcIj5XZSB3aWxsIGdvIG92ZXIgd2l0aCB5b3UgZXZlcnkgc3RlcCBhbmQgd2hhdCB3aWxsIG5lZWQgdG8gYmUgYWRkcmVzc2VkLsKgPC9wPiIsInNob3dCdG4iOnRydWUsInRleHRPbkxpbmsiOiJCb29rIGEgc2VydmljZSDihpIifV0sInNob3dJbWFnZXMiOnRydWUsImxheW91dHMiOiJsYXlvdXQtZSIsIm1vYmlsZUxheW91dFRvZ2dsZSI6ZmFsc2UsImZ1bGxXaWR0aEltZyI6dHJ1ZSwicmV2ZXJzZVRhYnNEaXJlY3Rpb24iOmZhbHNlLCJpbWFnZVBvc2l0aW9uIjp0cnVlfQ=="&gt; &lt;div class="wrapper layout-e"&gt; &lt;nav class="nav desktop swipe-menu "&gt; &lt;div class="tab-label active layout-e "&gt; &lt;h4 class="horizontal-label"&gt;Assess&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Estimate&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Repair&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activ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a-man-in-a-hard-hat-holding-a-clipboard-standing-on-the-steps-of-an-old-rundown-house-2048290685-1920w.jpg');"&gt;&lt;img src="<text:a xlink:type="simple" xlink:href="https://lirp.cdn-website.com/3d72e0e8/dms3rep/multi/opt/stock-photo-a-man-in-a-hard-hat-holding-a-clipboard-standing-on-the-steps-of-an-old-rundown-house-2048290685-1920w.jpg" text:style-name="ListLabel_20_1" text:visited-style-name="ListLabel_20_1"><text:span text:style-name="T1">https://lirp.cdn-website.com/3d72e0e8/dms3rep/multi/opt/stock-photo-a-man-in-a-hard-hat-holding-a-clipboard-standing-on-the-steps-of-an-old-rundown-house-2048290685-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Professional assessmen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We understand that each project is unique and carries its own unique obstacles.&amp;nbsp;&lt;/p&gt;&lt;br/&gt;&lt;p class="rteBlock"&gt;That's why we pay extra attention to each project so we can provide you with a full understanding of what will be required to complete the job.&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construction-worker-wearing-safety-harness-and-safety-line-working-on-a-metal-industry-roof-new-1024001725-7e328b7a-1920w.jpg');"&gt;&lt;img src="<text:a xlink:type="simple" xlink:href="https://lirp.cdn-website.com/3d72e0e8/dms3rep/multi/opt/stock-photo-construction-worker-wearing-safety-harness-and-safety-line-working-on-a-metal-industry-roof-new-1024001725-7e328b7a-1920w.jpg" text:style-name="ListLabel_20_1" text:visited-style-name="ListLabel_20_1"><text:span text:style-name="T1">https://lirp.cdn-website.com/3d72e0e8/dms3rep/multi/opt/stock-photo-construction-worker-wearing-safety-harness-and-safety-line-working-on-a-metal-industry-roof-new-1024001725-7e328b7a-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Competitive rates&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After we complete the assessment we will go over with you all the details and provide you with an estimate of what we expect it will take to complete the project.&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roof-repair-worker-with-yellow-gloves-replacing-red-tiles-or-shingles-on-house-with-blue-sky-as-126751889-1920w.jpg');"&gt;&lt;img src="<text:a xlink:type="simple" xlink:href="https://lirp.cdn-website.com/3d72e0e8/dms3rep/multi/opt/stock-photo-roof-repair-worker-with-yellow-gloves-replacing-red-tiles-or-shingles-on-house-with-blue-sky-as-126751889-1920w.jpg" text:style-name="ListLabel_20_1" text:visited-style-name="ListLabel_20_1"><text:span text:style-name="T1">https://lirp.cdn-website.com/3d72e0e8/dms3rep/multi/opt/stock-photo-roof-repair-worker-with-yellow-gloves-replacing-red-tiles-or-shingles-on-house-with-blue-sky-as-12675188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Guaranteed satisfaction&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Sometimes before we can start on what would be the final completion of your project we may have to focus on repairing the foundation of what we are working with.&amp;nbsp;&lt;/p&gt;&lt;br/&gt;&lt;p class="rteBlock"&gt;We will go over with you every step and what will need to be addressed.&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 target="" data-target-page-alias="abou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 target="" data-target-page-alias="pav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dmNavItemSelected " target="" data-target-page-alias="plumbing"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 target="" data-target-page-alias="drain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7b2ba547771b4d4db17e3e2b9f0abd0c~2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var $element = $(element);</text:p>
          </table:table-cell>
        </table:table-row>
        <table:table-row table:style-name="Table1.2">
          <table:table-cell table:style-name="Table1.A1" office:value-type="string">
            <text:p text:style-name="Standard"/>
          </table:table-cell>
          <table:table-cell table:style-name="Table1.A1" office:value-type="string">
            <text:p text:style-name="Standard">var $tabs = $element.find('.tab');// not relevant for mobile</text:p>
          </table:table-cell>
        </table:table-row>
        <table:table-row table:style-name="Table1.2">
          <table:table-cell table:style-name="Table1.A1" office:value-type="string">
            <text:p text:style-name="Standard"/>
          </table:table-cell>
          <table:table-cell table:style-name="Table1.A1" office:value-type="string">
            <text:p text:style-name="Standard">var $tabLables = $element.find('.tab-label');</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tabs.length &gt; 0) {</text:p>
          </table:table-cell>
        </table:table-row>
        <table:table-row table:style-name="Table1.2">
          <table:table-cell table:style-name="Table1.A1" office:value-type="string">
            <text:p text:style-name="Standard"/>
          </table:table-cell>
          <table:table-cell table:style-name="Table1.A1" office:value-type="string">
            <text:p text:style-name="Standard">if (data.device==="mobile" &amp;&amp; data.config.mobileLayoutToggle) {// on mobile and dropdown mode</text:p>
          </table:table-cell>
        </table:table-row>
        <table:table-row table:style-name="Table1.2">
          <table:table-cell table:style-name="Table1.A1" office:value-type="string">
            <text:p text:style-name="Standard"/>
          </table:table-cell>
          <table:table-cell table:style-name="Table1.A1" office:value-type="string">
            <text:p text:style-name="Standard"><text:tab/>addMobile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else { // on desktop or accordion mobile layout</text:p>
          </table:table-cell>
        </table:table-row>
        <table:table-row table:style-name="Table1.2">
          <table:table-cell table:style-name="Table1.A1" office:value-type="string">
            <text:p text:style-name="Standard"/>
          </table:table-cell>
          <table:table-cell table:style-name="Table1.A1" office:value-type="string">
            <text:p text:style-name="Standard">addDesktop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addHoverHandler($tabLable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Mobile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 tab label mobile click handler;</text:p>
          </table:table-cell>
        </table:table-row>
        <table:table-row table:style-name="Table1.2">
          <table:table-cell table:style-name="Table1.A1" office:value-type="string">
            <text:p text:style-name="Standard"/>
          </table:table-cell>
          <table:table-cell table:style-name="Table1.A1" office:value-type="string">
            <text:p text:style-name="Standard">$element.off('click.tabs.mobile').on('click.tabs.mobile', '.tab-label', function() {</text:p>
          </table:table-cell>
        </table:table-row>
        <table:table-row table:style-name="Table1.2">
          <table:table-cell table:style-name="Table1.A1" office:value-type="string">
            <text:p text:style-name="Standard"/>
          </table:table-cell>
          <table:table-cell table:style-name="Table1.A1" office:value-type="string">
            <text:p text:style-name="Standard"><text:tab/> var $clicked_tab_item = $(this).closest('.tab-item');</text:p>
          </table:table-cell>
        </table:table-row>
        <table:table-row table:style-name="Table1.2">
          <table:table-cell table:style-name="Table1.A1" office:value-type="string">
            <text:p text:style-name="Standard"/>
          </table:table-cell>
          <table:table-cell table:style-name="Table1.A1" office:value-type="string">
            <text:p text:style-name="Standard">var $siblings = $clicked_tab_item.siblings();</text:p>
          </table:table-cell>
        </table:table-row>
        <table:table-row table:style-name="Table1.2">
          <table:table-cell table:style-name="Table1.A1" office:value-type="string">
            <text:p text:style-name="Standard"/>
          </table:table-cell>
          <table:table-cell table:style-name="Table1.A1" office:value-type="string">
            <text:p text:style-name="Standard">domChangeOnMobileClick($clicked_tab_item, $sibling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Desktop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tabLables.off('click.tabs.desktop').on('click.tabs.desktop',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curr = $(this);</text:p>
          </table:table-cell>
        </table:table-row>
        <table:table-row table:style-name="Table1.2">
          <table:table-cell table:style-name="Table1.A1" office:value-type="string">
            <text:p text:style-name="Standard"/>
          </table:table-cell>
          <table:table-cell table:style-name="Table1.A1" office:value-type="string">
            <text:p text:style-name="Standard">// layout-e-aux-tab-label is an auxilary class represents the</text:p>
          </table:table-cell>
        </table:table-row>
        <table:table-row table:style-name="Table1.2">
          <table:table-cell table:style-name="Table1.A1" office:value-type="string">
            <text:p text:style-name="Standard"/>
          </table:table-cell>
          <table:table-cell table:style-name="Table1.A1" office:value-type="string">
            <text:p text:style-name="Standard">// remaining space on layout 3's labels, it shouldn't be selectable</text:p>
          </table:table-cell>
        </table:table-row>
        <table:table-row table:style-name="Table1.2">
          <table:table-cell table:style-name="Table1.A1" office:value-type="string">
            <text:p text:style-name="Standard"/>
          </table:table-cell>
          <table:table-cell table:style-name="Table1.A1" office:value-type="string">
            <text:p text:style-name="Standard">if ( $curr.hasClass('active') || $curr.hasClass('layout-e-aux-tab-label')){</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mChangeOnDesktopClick($cur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HoverHandler($tabLables) {</text:p>
          </table:table-cell>
        </table:table-row>
        <table:table-row table:style-name="Table1.2">
          <table:table-cell table:style-name="Table1.A1" office:value-type="string">
            <text:p text:style-name="Standard"/>
          </table:table-cell>
          <table:table-cell table:style-name="Table1.A1" office:value-type="string">
            <text:p text:style-name="Standard">//background hover issue hack - pseusu class support in widget builder is limite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ver.tabs').on('mouseenter.tabs',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this.addClass('hover');</text:p>
          </table:table-cell>
        </table:table-row>
        <table:table-row table:style-name="Table1.2">
          <table:table-cell table:style-name="Table1.A1" office:value-type="string">
            <text:p text:style-name="Standard"/>
          </table:table-cell>
          <table:table-cell table:style-name="Table1.A1" office:value-type="string">
            <text:p text:style-name="Standard">$this.remove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ut.tabs').on('mouseleave.tabs', function(event){</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if (! $this.hasClass('active') ) {</text:p>
          </table:table-cell>
        </table:table-row>
        <table:table-row table:style-name="Table1.2">
          <table:table-cell table:style-name="Table1.A1" office:value-type="string">
            <text:p text:style-name="Standard"/>
          </table:table-cell>
          <table:table-cell table:style-name="Table1.A1" office:value-type="string">
            <text:p text:style-name="Standard">$this.removeClass('hover');</text:p>
          </table:table-cell>
        </table:table-row>
        <table:table-row table:style-name="Table1.2">
          <table:table-cell table:style-name="Table1.A1" office:value-type="string">
            <text:p text:style-name="Standard"/>
          </table:table-cell>
          <table:table-cell table:style-name="Table1.A1" office:value-type="string">
            <text:p text:style-name="Standard">$this.add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MobileClick($clicked_tab_item, $siblings) {</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expanded');</text:p>
          </table:table-cell>
        </table:table-row>
        <table:table-row table:style-name="Table1.2">
          <table:table-cell table:style-name="Table1.A1" office:value-type="string">
            <text:p text:style-name="Standard"/>
          </table:table-cell>
          <table:table-cell table:style-name="Table1.A1" office:value-type="string">
            <text:p text:style-name="Standard">$siblings.find('.tab-label').removeClass('active').addClass('not-active');</text:p>
          </table:table-cell>
        </table:table-row>
        <table:table-row table:style-name="Table1.2">
          <table:table-cell table:style-name="Table1.A1" office:value-type="string">
            <text:p text:style-name="Standard"/>
          </table:table-cell>
          <table:table-cell table:style-name="Table1.A1" office:value-type="string">
            <text:p text:style-name="Standard">$clicked_tab_item.toggleClass('expanded');</text:p>
          </table:table-cell>
        </table:table-row>
        <table:table-row table:style-name="Table1.2">
          <table:table-cell table:style-name="Table1.A1" office:value-type="string">
            <text:p text:style-name="Standard"/>
          </table:table-cell>
          <table:table-cell table:style-name="Table1.A1" office:value-type="string">
            <text:p text:style-name="Standard">$clicked_tab_item.find('.tab-label').toggle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DesktopClick($curr) {</text:p>
          </table:table-cell>
        </table:table-row>
        <table:table-row table:style-name="Table1.2">
          <table:table-cell table:style-name="Table1.A1" office:value-type="string">
            <text:p text:style-name="Standard"/>
          </table:table-cell>
          <table:table-cell table:style-name="Table1.A1" office:value-type="string">
            <text:p text:style-name="Standard">$curr.addClass('active').remove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siblings = $curr.siblings();</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active').add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If no argument is passed to the .index() method, the return value is an integer indicating the position of the</text:p>
          </table:table-cell>
        </table:table-row>
        <table:table-row table:style-name="Table1.2">
          <table:table-cell table:style-name="Table1.A1" office:value-type="string">
            <text:p text:style-name="Standard"/>
          </table:table-cell>
          <table:table-cell table:style-name="Table1.A1" office:value-type="string">
            <text:p text:style-name="Standard">//first element within the jQuery object relative to its sibling elements.</text:p>
          </table:table-cell>
        </table:table-row>
        <table:table-row table:style-name="Table1.2">
          <table:table-cell table:style-name="Table1.A1" office:value-type="string">
            <text:p text:style-name="Standard"/>
          </table:table-cell>
          <table:table-cell table:style-name="Table1.A1" office:value-type="string">
            <text:p text:style-name="Standard">var index = $curr.index();</text:p>
          </table:table-cell>
        </table:table-row>
        <table:table-row table:style-name="Table1.2">
          <table:table-cell table:style-name="Table1.A1" office:value-type="string">
            <text:p text:style-name="Standard"/>
          </table:table-cell>
          <table:table-cell table:style-name="Table1.A1" office:value-type="string">
            <text:p text:style-name="Standard">$tabs.removeClass('active');</text:p>
          </table:table-cell>
        </table:table-row>
        <table:table-row table:style-name="Table1.2">
          <table:table-cell table:style-name="Table1.A1" office:value-type="string">
            <text:p text:style-name="Standard"/>
          </table:table-cell>
          <table:table-cell table:style-name="Table1.A1" office:value-type="string">
            <text:p text:style-name="Standard">$tabs.eq(index).add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et() {</text:p>
          </table:table-cell>
        </table:table-row>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8" meta:paragraph-count="3177" meta:word-count="10874" meta:character-count="142521" meta:non-whitespace-character-count="134536"/>
    <meta:generator>LibreOfficeDev/6.0.5.2$Linux_X86_64 LibreOffice_project/</meta:generator>
  </office:meta>
</office:document-meta>
</file>